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923cm"/>
    </style:style>
    <style:style style:name="co2" style:family="table-column">
      <style:table-column-properties fo:break-before="auto" style:column-width="12.083cm"/>
    </style:style>
    <style:style style:name="co3" style:family="table-column">
      <style:table-column-properties fo:break-before="auto" style:column-width="11.587cm"/>
    </style:style>
    <style:style style:name="co4" style:family="table-column">
      <style:table-column-properties fo:break-before="auto" style:column-width="2.258cm"/>
    </style:style>
    <style:style style:name="co5" style:family="table-column">
      <style:table-column-properties fo:break-before="auto" style:column-width="8.962cm"/>
    </style:style>
    <style:style style:name="co6" style:family="table-column">
      <style:table-column-properties fo:break-before="auto" style:column-width="12.331cm"/>
    </style:style>
    <style:style style:name="ro1" style:family="table-row">
      <style:table-row-properties style:row-height="0.453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61cm" fo:break-before="auto" style:use-optimal-row-height="true"/>
    </style:style>
    <style:style style:name="ro6" style:family="table-row">
      <style:table-row-properties style:row-height="1.268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vertical-align="middle"/>
    </style:style>
    <style:style style:name="ce5" style:family="table-cell" style:parent-style-name="Default">
      <style:table-cell-properties style:vertical-align="middle"/>
    </style:style>
  </office:automatic-styles>
  <office:body>
    <office:spreadsheet>
      <table:calculation-settings table:automatic-find-labels="false" table:use-regular-expressions="false" table:use-wildcards="true"/>
      <table:table table:name="emvd"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style-name="ce1" office:value-type="string" calcext:value-type="string">
            <text:p>File</text:p>
          </table:table-cell>
          <table:table-cell table:style-name="ce1" office:value-type="string" calcext:value-type="string">
            <text:p>Lyrics (Axel)</text:p>
          </table:table-cell>
          <table:table-cell table:style-name="ce1" office:value-type="string" calcext:value-type="string">
            <text:p>Lyrics (Bastien)</text:p>
          </table:table-cell>
          <table:table-cell table:number-columns-repeated="16381"/>
        </table:table-row>
        <table:table-row table:style-name="ro2">
          <table:table-cell office:value-type="string" calcext:value-type="string">
            <text:p>Singer1_BlackShriek_Mid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ClearVoice_High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ClearVoice_Low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ClearVoice_Mid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DeathGrowl_Low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DeathGrowl_Mid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HardcoreScream_Mid_lyrics</text:p>
          </table:table-cell>
          <table:table-cell/>
          <table:table-cell office:value-type="string" calcext:value-type="string">
            <text:p>They told me to handle my life with care. But my claws are way too sharp to do so. Unable to calm down, it’s in the air. Get a good grip, it’s time to grow</text:p>
          </table:table-cell>
          <table:table-cell table:number-columns-repeated="16381"/>
        </table:table-row>
        <table:table-row table:style-name="ro3">
          <table:table-cell office:value-type="string" calcext:value-type="string">
            <text:p>Singer2_BlackShriek_High_lyrics</text:p>
          </table:table-cell>
          <table:table-cell/>
          <table:table-cell office:value-type="string" calcext:value-type="string">
            <text:p>Alive, and you don’t even see it. Accept the signs, you can take it or leave it. Accept the signs, you can take it or leave it</text:p>
          </table:table-cell>
          <table:table-cell table:number-columns-repeated="16381"/>
        </table:table-row>
        <table:table-row table:style-name="ro3">
          <table:table-cell office:value-type="string" calcext:value-type="string">
            <text:p>Singer2_BlackShriek_Mid_lyrics</text:p>
          </table:table-cell>
          <table:table-cell/>
          <table:table-cell office:value-type="string" calcext:value-type="string">
            <text:p>Alive, and you don’t even see it. Accept the signs, you can take it or leave it. Accept the signs, you can take it or leave it</text:p>
          </table:table-cell>
          <table:table-cell table:number-columns-repeated="16381"/>
        </table:table-row>
        <table:table-row table:style-name="ro3">
          <table:table-cell office:value-type="string" calcext:value-type="string">
            <text:p>Singer2_ClearVoice_High_lyrics</text:p>
          </table:table-cell>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ClearVoice_Low_lyrics</text:p>
          </table:table-cell>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ClearVoice_Low_lyrics_2</text:p>
          </table:table-cell>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ClearVoice_Mid_lyrics</text:p>
          </table:table-cell>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DeathGrowl_Low_lyrics</text:p>
          </table:table-cell>
          <table:table-cell/>
          <table:table-cell office:value-type="string" calcext:value-type="string">
            <text:p>Alive, and you don’t even see it. Accept the signs, you can take it or leave it. Accept the signs, you can take it or leave it</text:p>
          </table:table-cell>
          <table:table-cell table:number-columns-repeated="16381"/>
        </table:table-row>
        <table:table-row table:style-name="ro3">
          <table:table-cell office:value-type="string" calcext:value-type="string">
            <text:p>Singer2_DeathGrowl_Mid_lyrics</text:p>
          </table:table-cell>
          <table:table-cell/>
          <table:table-cell office:value-type="string" calcext:value-type="string">
            <text:p>Alive, and you don’t even see it. Accept the signs, you can take it or leave it. Accept the signs, you can take it or leave it</text:p>
          </table:table-cell>
          <table:table-cell table:number-columns-repeated="16381"/>
        </table:table-row>
        <table:table-row table:style-name="ro3">
          <table:table-cell office:value-type="string" calcext:value-type="string">
            <text:p>Singer2_HardcoreScream_High_lyrics</text:p>
          </table:table-cell>
          <table:table-cell/>
          <table:table-cell office:value-type="string" calcext:value-type="string">
            <text:p>Alive, and you don’t even see it. Accept the signs, you can take it or leave it. Accept the signs, you can take it or leave it</text:p>
          </table:table-cell>
          <table:table-cell table:number-columns-repeated="16381"/>
        </table:table-row>
        <table:table-row table:style-name="ro3">
          <table:table-cell office:value-type="string" calcext:value-type="string">
            <text:p>Singer2_HardcoreScream_Mid_lyrics</text:p>
          </table:table-cell>
          <table:table-cell/>
          <table:table-cell office:value-type="string" calcext:value-type="string">
            <text:p>Alive, and you don’t even see it. Accept the signs, you can take it or leave it. Accept the signs, you can take it or leave it</text:p>
          </table:table-cell>
          <table:table-cell table:number-columns-repeated="16381"/>
        </table:table-row>
        <table:table-row table:style-name="ro3">
          <table:table-cell office:value-type="string" calcext:value-type="string">
            <text:p>Singer3_BlackShriek_High_lyrics</text:p>
          </table:table-cell>
          <table:table-cell/>
          <table:table-cell office:value-type="string" calcext:value-type="string">
            <text:p>Widow to wars and now to crown. As my sacred obeys. I see the king that drowns</text:p>
          </table:table-cell>
          <table:table-cell table:number-columns-repeated="16381"/>
        </table:table-row>
        <table:table-row table:style-name="ro3">
          <table:table-cell office:value-type="string" calcext:value-type="string">
            <text:p>Singer3_BlackShriek_Mid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ClearVoice_High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ClearVoice_Low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ClearVoice_Mid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DeathGrowl_Low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DeathGrowl_Mid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GrindInhale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HardcoreScream_High_lyrics</text:p>
          </table:table-cell>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HardcoreScream_Low_lyrics</text:p>
          </table:table-cell>
          <table:table-cell/>
          <table:table-cell office:value-type="string" calcext:value-type="string">
            <text:p>Widow to wars and now to crown. Where my fury obeys. I see the king that drowns</text:p>
          </table:table-cell>
          <table:table-cell table:number-columns-repeated="16381"/>
        </table:table-row>
        <table:table-row table:style-name="ro3">
          <table:table-cell office:value-type="string" calcext:value-type="string">
            <text:p>Singer4_BlackShriek_High_lyrics</text:p>
          </table:table-cell>
          <table:table-cell/>
          <table:table-cell office:value-type="string" calcext:value-type="string">
            <text:p>We sit on a throne waiting from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BlackShriek_Mid_lyrics</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ClearVoice_High_lyrics</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ClearVoice_Low_lyrics</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ClearVoice_Mid_lyrics</text:p>
          </table:table-cell>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DeathGrowl_Low_lyrics</text:p>
          </table:table-cell>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DeathGrowl_Mid_lyrics</text:p>
          </table:table-cell>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GrindInhale_lyrics</text:p>
          </table:table-cell>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HardcoreScream_High_lyrics</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HardcoreScream_High_lyrics_2</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HardcoreScream_Low_lyrics</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HardcoreScream_Mid_lyrics</text:p>
          </table:table-cell>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2">
          <table:table-cell office:value-type="string" calcext:value-type="string">
            <text:p>Singer5_BlackShriek_High_lyrics</text:p>
          </table:table-cell>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2">
          <table:table-cell office:value-type="string" calcext:value-type="string">
            <text:p>Singer5_BlackShriek_Mid_lyrics</text:p>
          </table:table-cell>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2">
          <table:table-cell office:value-type="string" calcext:value-type="string">
            <text:p>Singer5_ClearVoice_High_lyrics</text:p>
          </table:table-cell>
          <table:table-cell/>
          <table:table-cell office:value-type="string" calcext:value-type="string">
            <text:p>Deep down inside. Hiding under pressure. A threat is growing in the water. In every drop of the ocean. Something is about to change. Something is about to grow in</text:p>
          </table:table-cell>
          <table:table-cell table:number-columns-repeated="16381"/>
        </table:table-row>
        <table:table-row table:style-name="ro2">
          <table:table-cell office:value-type="string" calcext:value-type="string">
            <text:p>Singer5_ClearVoice_Low_lyrics</text:p>
          </table:table-cell>
          <table:table-cell/>
          <table:table-cell office:value-type="string" calcext:value-type="string">
            <text:p>Deep down inside. Hiding under pressure. A threat is growing in the water. In every drop of the ocean. Something is about to change. Something is about to grow in</text:p>
          </table:table-cell>
          <table:table-cell table:number-columns-repeated="16381"/>
        </table:table-row>
        <table:table-row table:style-name="ro2">
          <table:table-cell office:value-type="string" calcext:value-type="string">
            <text:p>Singer5_ClearVoice_Mid_lyrics</text:p>
          </table:table-cell>
          <table:table-cell/>
          <table:table-cell office:value-type="string" calcext:value-type="string">
            <text:p>Deep down inside. Hiding under pressure. A threat is growing in the water. In every drop of the oceans. Something is about to change. Something is about to grow in every</text:p>
          </table:table-cell>
          <table:table-cell table:number-columns-repeated="16381"/>
        </table:table-row>
        <table:table-row table:style-name="ro2">
          <table:table-cell office:value-type="string" calcext:value-type="string">
            <text:p>Singer5_DeathGrowl_Low_lyrics</text:p>
          </table:table-cell>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2">
          <table:table-cell office:value-type="string" calcext:value-type="string">
            <text:p>Singer5_DeathGrowl_Mid_lyrics</text:p>
          </table:table-cell>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2">
          <table:table-cell office:value-type="string" calcext:value-type="string">
            <text:p>Singer5_DeathGrowl_Mid_lyrics_2</text:p>
          </table:table-cell>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2">
          <table:table-cell office:value-type="string" calcext:value-type="string">
            <text:p>Singer6_BlackShriek_Mid_lyrics</text:p>
          </table:table-cell>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4">
          <table:table-cell office:value-type="string" calcext:value-type="string">
            <text:p>Singer6_ClearVoice_High_lyrics</text:p>
          </table:table-cell>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4">
          <table:table-cell office:value-type="string" calcext:value-type="string">
            <text:p>Singer6_ClearVoice_Low_lyrics</text:p>
          </table:table-cell>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4">
          <table:table-cell office:value-type="string" calcext:value-type="string">
            <text:p>Singer6_ClearVoice_Mid_lyrics</text:p>
          </table:table-cell>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4">
          <table:table-cell office:value-type="string" calcext:value-type="string">
            <text:p>Singer6_DeathGrowl_Mid_lyrics</text:p>
          </table:table-cell>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3">
          <table:table-cell office:value-type="string" calcext:value-type="string">
            <text:p>Singer7_BlackShriek_Mid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ClearVoice_High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ClearVoice_Low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ClearVoice_Mid_lyrics</text:p>
          </table:table-cell>
          <table:table-cell/>
          <table:table-cell office:value-type="string" calcext:value-type="string">
            <text:p>Midnight, stage up the fright. Across the door we are craving for more. Open closer as you reach. Run for your life</text:p>
          </table:table-cell>
          <table:table-cell table:number-columns-repeated="16381"/>
        </table:table-row>
        <table:table-row table:style-name="ro3">
          <table:table-cell office:value-type="string" calcext:value-type="string">
            <text:p>Singer7_DeathGrowl_Low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DeathGrowl_Mid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HardcoreScream_Low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HardcoreScream_Mid_lyrics</text:p>
          </table:table-cell>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2">
          <table:table-cell office:value-type="string" calcext:value-type="string">
            <text:p>Singer8_BlackShriek_High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BlackShriek_Mid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ClearVoice_High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ClearVoice_Low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ClearVoice_Mid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DeathGrowl_Low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DeathGrowl_Low_lyrics_2</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DeathGrowl_Mid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HardcoreScream_High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8_HardcoreScream_Mid_lyrics</text:p>
          </table:table-cell>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2">
          <table:table-cell office:value-type="string" calcext:value-type="string">
            <text:p>Singer9_BlackShriek_High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BlackShriek_Mid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ClearVoice_High_lyrics</text:p>
          </table:table-cell>
          <table:table-cell/>
          <table:table-cell office:value-type="string" calcext:value-type="string">
            <text:p>Find into my heart. The power of the Lord. Find into my hand. The will to not fail. The enemy is strong. Not unkillable. Fighting til the end. The end of the undead</text:p>
          </table:table-cell>
          <table:table-cell table:number-columns-repeated="16381"/>
        </table:table-row>
        <table:table-row table:style-name="ro2">
          <table:table-cell office:value-type="string" calcext:value-type="string">
            <text:p>Singer9_ClearVoice_Low_lyrics</text:p>
          </table:table-cell>
          <table:table-cell/>
          <table:table-cell office:value-type="string" calcext:value-type="string">
            <text:p>Find into my whore. The power of the Lord. Find into my hand. The will to not fail. The enemy is strong. Not unkillable. Fighting til the end. The end of the undead</text:p>
          </table:table-cell>
          <table:table-cell table:number-columns-repeated="16381"/>
        </table:table-row>
        <table:table-row table:style-name="ro2">
          <table:table-cell office:value-type="string" calcext:value-type="string">
            <text:p>Singer9_ClearVoice_Mid_lyrics</text:p>
          </table:table-cell>
          <table:table-cell/>
          <table:table-cell office:value-type="string" calcext:value-type="string">
            <text:p>Find into my whore. The power of the Lord. Find into my hand. The will to not fail. The enemy is strong. Not unkillable. Fighting til the end. The end of the undead</text:p>
          </table:table-cell>
          <table:table-cell table:number-columns-repeated="16381"/>
        </table:table-row>
        <table:table-row table:style-name="ro2">
          <table:table-cell office:value-type="string" calcext:value-type="string">
            <text:p>Singer9_DeathGrowl_Low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DeathGrowl_Mid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DeathGrowl_Mid_lyrics_2</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GrindInhale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HardcoreScream_High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HardcoreScream_Low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9_HardcoreScream_Mid_lyrics</text:p>
          </table:table-cell>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2">
          <table:table-cell office:value-type="string" calcext:value-type="string">
            <text:p>Singer10_BlackShriek_High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BlackShriek_Mid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ClearVoice_High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ClearVoice_Low_lyrics</text:p>
          </table:table-cell>
          <table:table-cell/>
          <table:table-cell office:value-type="string" calcext:value-type="string">
            <text:p>A tale of the deranged. This savage brutal being. A shocking way of life. Living on human offspring. Murderer of the innocent. A pale grey face expressionless</text:p>
          </table:table-cell>
          <table:table-cell table:number-columns-repeated="16381"/>
        </table:table-row>
        <table:table-row table:style-name="ro2">
          <table:table-cell office:value-type="string" calcext:value-type="string">
            <text:p>Singer10_ClearVoice_Mid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DeathGrowl_Low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DeathGrowl_Mid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HardcoreScream_High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HardcoreScream_Low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2">
          <table:table-cell office:value-type="string" calcext:value-type="string">
            <text:p>Singer10_HardcoreScream_Mid_lyrics</text:p>
          </table:table-cell>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3">
          <table:table-cell office:value-type="string" calcext:value-type="string">
            <text:p>Singer11_BlackShriek_High_lyrics</text:p>
          </table:table-cell>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BlackShriek_Mid_lyrics</text:p>
          </table:table-cell>
          <table:table-cell/>
          <table:table-cell office:value-type="string" calcext:value-type="string">
            <text:p>Don’t let me pass. The opportunity. To show their real face, to let them condemn me. I will be judge. I will be blind</text:p>
          </table:table-cell>
          <table:table-cell table:number-columns-repeated="16381"/>
        </table:table-row>
        <table:table-row table:style-name="ro3">
          <table:table-cell office:value-type="string" calcext:value-type="string">
            <text:p>Singer11_ClearVoice_High_lyrics</text:p>
          </table:table-cell>
          <table:table-cell/>
          <table:table-cell office:value-type="string" calcext:value-type="string">
            <text:p>Don’t let me pass. Don’t let me be. This show my real face and let them condemn me. I will be judge. I will be blind</text:p>
          </table:table-cell>
          <table:table-cell table:number-columns-repeated="16381"/>
        </table:table-row>
        <table:table-row table:style-name="ro3">
          <table:table-cell office:value-type="string" calcext:value-type="string">
            <text:p>Singer11_ClearVoice_Low_lyrics</text:p>
          </table:table-cell>
          <table:table-cell/>
          <table:table-cell office:value-type="string" calcext:value-type="string">
            <text:p>Don’t let me pass. Don’t let me be. They show my real face and let them condemn me. I will be judge. I will be blind</text:p>
          </table:table-cell>
          <table:table-cell table:number-columns-repeated="16381"/>
        </table:table-row>
        <table:table-row table:style-name="ro3">
          <table:table-cell office:value-type="string" calcext:value-type="string">
            <text:p>Singer11_ClearVoice_Mid_lyrics</text:p>
          </table:table-cell>
          <table:table-cell/>
          <table:table-cell office:value-type="string" calcext:value-type="string">
            <text:p>Don’t let me pass. Don’t let me be. They show my real face and let them condemn me. I will be judge. I will be blind</text:p>
          </table:table-cell>
          <table:table-cell table:number-columns-repeated="16381"/>
        </table:table-row>
        <table:table-row table:style-name="ro3">
          <table:table-cell office:value-type="string" calcext:value-type="string">
            <text:p>Singer11_DeathGrowl_Low_lyrics</text:p>
          </table:table-cell>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DeathGrowl_Mid_lyrics</text:p>
          </table:table-cell>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GrindInhale_lyrics</text:p>
          </table:table-cell>
          <table:table-cell/>
          <table:table-cell office:value-type="string" calcext:value-type="string">
            <text:p>Don’t let me pass. The opportunity. To show my real face, to let them condemn me. I will be judge. I will be blind</text:p>
          </table:table-cell>
          <table:table-cell table:number-columns-repeated="16381"/>
        </table:table-row>
        <table:table-row table:style-name="ro3">
          <table:table-cell office:value-type="string" calcext:value-type="string">
            <text:p>Singer11_HardcoreScream_High_lyrics</text:p>
          </table:table-cell>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HardcoreScream_Low_lyrics</text:p>
          </table:table-cell>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HardcoreScream_Mid_lyrics</text:p>
          </table:table-cell>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2">
          <table:table-cell office:value-type="string" calcext:value-type="string">
            <text:p>Singer12_BlackShriek_High_lyrics</text:p>
          </table:table-cell>
          <table:table-cell/>
          <table:table-cell office:value-type="string" calcext:value-type="string">
            <text:p>Avoiding the prophecy on a newfound lust. You’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BlackShriek_Mid_lyrics</text:p>
          </table:table-cell>
          <table:table-cell/>
          <table:table-cell office:value-type="string" calcext:value-type="string">
            <text:p>Avoiding the prophecy on a newfound lust. You’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ClearVoice_High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ClearVoice_Low_lyrics</text:p>
          </table:table-cell>
          <table:table-cell/>
          <table:table-cell office:value-type="string" calcext:value-type="string">
            <text:p>Avoiding the prophecy on a newfound lust. You will never leave again. See your life will end. I see you die on my feet. Eternally I smash your face</text:p>
          </table:table-cell>
          <table:table-cell table:number-columns-repeated="16381"/>
        </table:table-row>
        <table:table-row table:style-name="ro2">
          <table:table-cell office:value-type="string" calcext:value-type="string">
            <text:p>Singer12_ClearVoice_Mid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DeathGrowl_Low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DeathGrowl_Mid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GrindInhale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GrindInhale_lyrics_2</text:p>
          </table:table-cell>
          <table:table-cell/>
          <table:table-cell office:value-type="string" calcext:value-type="string">
            <text:p>Avoiding the prophecy on a newfound lust. You’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HardcoreScream_High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HardcoreScream_Low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2">
          <table:table-cell office:value-type="string" calcext:value-type="string">
            <text:p>Singer12_HardcoreScream_Mid_lyrics</text:p>
          </table:table-cell>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3">
          <table:table-cell office:value-type="string" calcext:value-type="string">
            <text:p>Singer13_BlackShriek_High_lyrics</text:p>
          </table:table-cell>
          <table:table-cell/>
          <table:table-cell office:value-type="string" calcext:value-type="string">
            <text:p>Slave of the sacred rites. Warchief of domination. Blinded by your faith and guided to submission</text:p>
          </table:table-cell>
          <table:table-cell table:number-columns-repeated="16381"/>
        </table:table-row>
        <table:table-row table:style-name="ro3">
          <table:table-cell office:value-type="string" calcext:value-type="string">
            <text:p>Singer13_DeathGrowl_Low_lyrics</text:p>
          </table:table-cell>
          <table:table-cell/>
          <table:table-cell office:value-type="string" calcext:value-type="string">
            <text:p>Slave of the sacred rites. Warchief of domination. Blinded by your faith and guided to submission</text:p>
          </table:table-cell>
          <table:table-cell table:number-columns-repeated="16381"/>
        </table:table-row>
        <table:table-row table:style-name="ro3">
          <table:table-cell office:value-type="string" calcext:value-type="string">
            <text:p>Singer13_DeathGrowl_Mid_lyrics</text:p>
          </table:table-cell>
          <table:table-cell/>
          <table:table-cell office:value-type="string" calcext:value-type="string">
            <text:p>Slave of the sacred rites. Warchief of domination. Blinded by your faith and guided to submission</text:p>
          </table:table-cell>
          <table:table-cell table:number-columns-repeated="16381"/>
        </table:table-row>
        <table:table-row table:style-name="ro2">
          <table:table-cell office:value-type="string" calcext:value-type="string">
            <text:p>Singer14_BlackShriek_High_lyrics</text:p>
          </table:table-cell>
          <table:table-cell/>
          <table:table-cell office:value-type="string" calcext:value-type="string">
            <text:p>Million human lives to sacrifice. All about to die but they’re dead at last. Million human lives to sacrifice. Born to die. Against us to purify. Dead and buried</text:p>
          </table:table-cell>
          <table:table-cell table:number-columns-repeated="16381"/>
        </table:table-row>
        <table:table-row table:style-name="ro2">
          <table:table-cell office:value-type="string" calcext:value-type="string">
            <text:p>Singer14_BlackShriek_Mid_lyrics</text:p>
          </table:table-cell>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2">
          <table:table-cell office:value-type="string" calcext:value-type="string">
            <text:p>Singer14_ClearVoice_High_lyrics</text:p>
          </table:table-cell>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2">
          <table:table-cell office:value-type="string" calcext:value-type="string">
            <text:p>Singer14_ClearVoice_Low_lyrics</text:p>
          </table:table-cell>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2">
          <table:table-cell office:value-type="string" calcext:value-type="string">
            <text:p>Singer14_ClearVoice_Mid_lyrics</text:p>
          </table:table-cell>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2">
          <table:table-cell office:value-type="string" calcext:value-type="string">
            <text:p>Singer14_DeathGrowl_Low_lyrics</text:p>
          </table:table-cell>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2">
          <table:table-cell office:value-type="string" calcext:value-type="string">
            <text:p>Singer14_DeathGrowl_Mid_lyrics</text:p>
          </table:table-cell>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3">
          <table:table-cell office:value-type="string" calcext:value-type="string">
            <text:p>Singer15_BlackShriek_High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BlackShriek_Mid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ClearVoice_High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ClearVoice_Low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ClearVoice_Mid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DeathGrowl_Low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DeathGrowl_Mid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HardcoreScream_High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HardcoreScream_Low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HardcoreScream_Mid_lyrics</text:p>
          </table:table-cell>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7_BlackShriek_High_lyrics</text:p>
          </table:table-cell>
          <table:table-cell/>
          <table:table-cell office:value-type="string" calcext:value-type="string">
            <text:p>Slaughter, mutilator, war, devour. Complex therian shapes. Crushing all lifeform. Carbonic dust. Raping, fading, threshing</text:p>
          </table:table-cell>
          <table:table-cell table:number-columns-repeated="16381"/>
        </table:table-row>
        <table:table-row table:style-name="ro3">
          <table:table-cell office:value-type="string" calcext:value-type="string">
            <text:p>Singer17_BlackShriek_Mid_lyrics</text:p>
          </table:table-cell>
          <table:table-cell/>
          <table:table-cell office:value-type="string" calcext:value-type="string">
            <text:p>Slaughter, mutilator, war, devour. Complex therian shapes. Crushing all lifeform. Carbonic dust. Fading, shading, waiting</text:p>
          </table:table-cell>
          <table:table-cell table:number-columns-repeated="16381"/>
        </table:table-row>
        <table:table-row table:style-name="ro3">
          <table:table-cell office:value-type="string" calcext:value-type="string">
            <text:p>Singer17_ClearVoice_High_lyrics</text:p>
          </table:table-cell>
          <table:table-cell/>
          <table:table-cell office:value-type="string" calcext:value-type="string">
            <text:p>Slaughter, mutilator, worm, devour. Complex therian shapes. Crushing all lifeform. Carbonic dust. Leading, crushing, hating</text:p>
          </table:table-cell>
          <table:table-cell table:number-columns-repeated="16381"/>
        </table:table-row>
        <table:table-row table:style-name="ro3">
          <table:table-cell office:value-type="string" calcext:value-type="string">
            <text:p>Singer17_ClearVoice_Low_lyrics</text:p>
          </table:table-cell>
          <table:table-cell/>
          <table:table-cell office:value-type="string" calcext:value-type="string">
            <text:p>Slaughter, mutilator, worm, devour. Complex therian shapes. Crushing all lifeform. Carbonic dust. Leading, beading, crushing</text:p>
          </table:table-cell>
          <table:table-cell table:number-columns-repeated="16381"/>
        </table:table-row>
        <table:table-row table:style-name="ro3">
          <table:table-cell office:value-type="string" calcext:value-type="string">
            <text:p>Singer17_ClearVoice_Mid_lyrics</text:p>
          </table:table-cell>
          <table:table-cell/>
          <table:table-cell office:value-type="string" calcext:value-type="string">
            <text:p>Slaughter, mutilator, worm, devour. Complex therian shapes. Crushing all lifeform. Carbonic dust. Crushing, leaning, threshing</text:p>
          </table:table-cell>
          <table:table-cell table:number-columns-repeated="16381"/>
        </table:table-row>
        <table:table-row table:style-name="ro3">
          <table:table-cell office:value-type="string" calcext:value-type="string">
            <text:p>Singer17_DeathGrowl_Low_lyrics</text:p>
          </table:table-cell>
          <table:table-cell/>
          <table:table-cell office:value-type="string" calcext:value-type="string">
            <text:p>Slaughter, mutilator, worm, devour. Complex therian shapes. Crushing all lifeform. Carbonic dust. Waiting, raging, calling</text:p>
          </table:table-cell>
          <table:table-cell table:number-columns-repeated="16381"/>
        </table:table-row>
        <table:table-row table:style-name="ro3">
          <table:table-cell office:value-type="string" calcext:value-type="string">
            <text:p>Singer17_DeathGrowl_Mid_lyrics</text:p>
          </table:table-cell>
          <table:table-cell/>
          <table:table-cell office:value-type="string" calcext:value-type="string">
            <text:p>Slaughter, mutilator, worm, devour. Complex therian shapes. Crushing all lifeform. Carbonic dust. Hating, threading, fading</text:p>
          </table:table-cell>
          <table:table-cell table:number-columns-repeated="16381"/>
        </table:table-row>
        <table:table-row table:style-name="ro3">
          <table:table-cell office:value-type="string" calcext:value-type="string">
            <text:p>Singer17_GrindInhale_lyrics</text:p>
          </table:table-cell>
          <table:table-cell/>
          <table:table-cell office:value-type="string" calcext:value-type="string">
            <text:p>Slaughter, mutilator, worm, devour. Complex therian shapes. Crushing all lifeform. Carbonic dust. Growling, leading, rolling</text:p>
          </table:table-cell>
          <table:table-cell table:number-columns-repeated="16381"/>
        </table:table-row>
        <table:table-row table:style-name="ro3">
          <table:table-cell office:value-type="string" calcext:value-type="string">
            <text:p>Singer17_HardcoreScream_High_lyrics</text:p>
          </table:table-cell>
          <table:table-cell/>
          <table:table-cell office:value-type="string" calcext:value-type="string">
            <text:p>Slaughter, mutilator, worm, devour. Complex therian shapes. Crushing all lifeform. Carbonic dust. Raping, fading, rolling</text:p>
          </table:table-cell>
          <table:table-cell table:number-columns-repeated="16381"/>
        </table:table-row>
        <table:table-row table:style-name="ro3">
          <table:table-cell office:value-type="string" calcext:value-type="string">
            <text:p>Singer17_HardcoreScream_Low_lyrics</text:p>
          </table:table-cell>
          <table:table-cell/>
          <table:table-cell office:value-type="string" calcext:value-type="string">
            <text:p>Slaughter, mutilator, worm, devour. Complex therian shapes. Crushing all lifeform. Carbonic dust. Raping, threading, fating</text:p>
          </table:table-cell>
          <table:table-cell table:number-columns-repeated="16381"/>
        </table:table-row>
        <table:table-row table:style-name="ro3">
          <table:table-cell office:value-type="string" calcext:value-type="string">
            <text:p>Singer17_HardcoreScream_Mid_lyrics</text:p>
          </table:table-cell>
          <table:table-cell/>
          <table:table-cell office:value-type="string" calcext:value-type="string">
            <text:p>Slaughter, mutilator, worm, devour. Complex therian shapes. Crushing all lifeform. Carbonic dust. Waiting, shading, rolling</text:p>
          </table:table-cell>
          <table:table-cell table:number-columns-repeated="16381"/>
        </table:table-row>
        <table:table-row table:style-name="ro4">
          <table:table-cell office:value-type="string" calcext:value-type="string">
            <text:p>Singer18_BlackShriek_High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 Taking more than a share. I’ll be fighting for her. She told me to come but I was already there</text:p>
          </table:table-cell>
          <table:table-cell table:number-columns-repeated="16381"/>
        </table:table-row>
        <table:table-row table:style-name="ro2">
          <table:table-cell office:value-type="string" calcext:value-type="string">
            <text:p>Singer18_BlackShriek_Mid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ClearVoice_High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 Taking more than a share. I’ll be fighting for her</text:p>
          </table:table-cell>
          <table:table-cell table:number-columns-repeated="16381"/>
        </table:table-row>
        <table:table-row table:style-name="ro2">
          <table:table-cell office:value-type="string" calcext:value-type="string">
            <text:p>Singer18_ClearVoice_Low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2">
          <table:table-cell office:value-type="string" calcext:value-type="string">
            <text:p>Singer18_ClearVoice_Mid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2">
          <table:table-cell office:value-type="string" calcext:value-type="string">
            <text:p>Singer18_DeathGrowl_Low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2">
          <table:table-cell office:value-type="string" calcext:value-type="string">
            <text:p>Singer18_DeathGrowl_Mid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2">
          <table:table-cell office:value-type="string" calcext:value-type="string">
            <text:p>Singer18_HardcoreScream_High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2">
          <table:table-cell office:value-type="string" calcext:value-type="string">
            <text:p>Singer18_HardcoreScream_Low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2">
          <table:table-cell office:value-type="string" calcext:value-type="string">
            <text:p>Singer18_HardcoreScream_Mid_lyrics</text:p>
          </table:table-cell>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3">
          <table:table-cell office:value-type="string" calcext:value-type="string">
            <text:p>Singer19_BlackShriek_Mid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ClearVoice_High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ClearVoice_Low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ClearVoice_Mid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DeathGrowl_Low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DeathGrowl_Mid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HardcoreScream_High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HardcoreScream_Low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HardcoreScream_Mid_lyrics</text:p>
          </table:table-cell>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20_BlackShriek_High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BlackShriek_Mid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ClearVoice_High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ClearVoice_Low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ClearVoice_Mid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DeathGrowl_Low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DeathGrowl_Mid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HardcoreScream_High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HardcoreScream_Low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HardcoreScream_Mid_lyrics</text:p>
          </table:table-cell>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2_BlackShriek_High_lyrics</text:p>
          </table:table-cell>
          <table:table-cell/>
          <table:table-cell office:value-type="string" calcext:value-type="string">
            <text:p>Bird of prey, afraid to die. Is that the life to fight for?. Up the way. Slope to low. Is that your heart still breathing. We reach the sky</text:p>
          </table:table-cell>
          <table:table-cell table:number-columns-repeated="16381"/>
        </table:table-row>
        <table:table-row table:style-name="ro3">
          <table:table-cell office:value-type="string" calcext:value-type="string">
            <text:p>Singer22_BlackShriek_Mid_lyrics</text:p>
          </table:table-cell>
          <table:table-cell/>
          <table:table-cell office:value-type="string" calcext:value-type="string">
            <text:p>Bird of prey, afraid to die. Is that the life to fight for?. Up the way. Up the low. Where your heart still breathing. We reach the sky</text:p>
          </table:table-cell>
          <table:table-cell table:number-columns-repeated="16381"/>
        </table:table-row>
        <table:table-row table:style-name="ro3">
          <table:table-cell office:value-type="string" calcext:value-type="string">
            <text:p>Singer22_BlackShriek_Mid_lyrics_2</text:p>
          </table:table-cell>
          <table:table-cell/>
          <table:table-cell office:value-type="string" calcext:value-type="string">
            <text:p>Bird of prey, afraid to die. Is that the lie to fight for?. Up the way. Up the low. Cause your heart still breathing. We reach the sky</text:p>
          </table:table-cell>
          <table:table-cell table:number-columns-repeated="16381"/>
        </table:table-row>
        <table:table-row table:style-name="ro3">
          <table:table-cell office:value-type="string" calcext:value-type="string">
            <text:p>Singer22_ClearVoice_High_lyrics</text:p>
          </table:table-cell>
          <table:table-cell/>
          <table:table-cell office:value-type="string" calcext:value-type="string">
            <text:p>Burnt prey, afraid to die. Is that the life to fight for?. Heart to low. Way to have. Cause your heart still breathing. We read the sky</text:p>
          </table:table-cell>
          <table:table-cell table:number-columns-repeated="16381"/>
        </table:table-row>
        <table:table-row table:style-name="ro3">
          <table:table-cell office:value-type="string" calcext:value-type="string">
            <text:p>Singer22_ClearVoice_Low_lyrics</text:p>
          </table:table-cell>
          <table:table-cell/>
          <table:table-cell office:value-type="string" calcext:value-type="string">
            <text:p>Burnt prey, afraid to die. Is that the life to fight for?. Heart to low. Way to have. Cause your heart still breathing. We read the sky</text:p>
          </table:table-cell>
          <table:table-cell table:number-columns-repeated="16381"/>
        </table:table-row>
        <table:table-row table:style-name="ro3">
          <table:table-cell office:value-type="string" calcext:value-type="string">
            <text:p>Singer22_ClearVoice_Mid_lyrics</text:p>
          </table:table-cell>
          <table:table-cell/>
          <table:table-cell office:value-type="string" calcext:value-type="string">
            <text:p>Burnt prey, afraid to die. Is that the life to fight for?. Heart to low. Way to have. Cause your heart still breathing. We read the sky</text:p>
          </table:table-cell>
          <table:table-cell table:number-columns-repeated="16381"/>
        </table:table-row>
        <table:table-row table:style-name="ro3">
          <table:table-cell office:value-type="string" calcext:value-type="string">
            <text:p>Singer22_DeathGrowl_Low_lyrics</text:p>
          </table:table-cell>
          <table:table-cell/>
          <table:table-cell office:value-type="string" calcext:value-type="string">
            <text:p>Burnt prey, afraid to die. Is that the life to fight for?. Have to learn. A way to love. Cause your heart still breathing. We reach the sky</text:p>
          </table:table-cell>
          <table:table-cell table:number-columns-repeated="16381"/>
        </table:table-row>
        <table:table-row table:style-name="ro3">
          <table:table-cell office:value-type="string" calcext:value-type="string">
            <text:p>Singer22_DeathGrowl_Mid_lyrics</text:p>
          </table:table-cell>
          <table:table-cell/>
          <table:table-cell office:value-type="string" calcext:value-type="string">
            <text:p>Burnt prey, afraid to die. Is that the life to fight for?. Have to way. Or have to learn. Cause your heart still breathing. We reach the sky</text:p>
          </table:table-cell>
          <table:table-cell table:number-columns-repeated="16381"/>
        </table:table-row>
        <table:table-row table:style-name="ro3">
          <table:table-cell office:value-type="string" calcext:value-type="string">
            <text:p>Singer22_HardcoreScream_High_lyrics</text:p>
          </table:table-cell>
          <table:table-cell/>
          <table:table-cell office:value-type="string" calcext:value-type="string">
            <text:p>Burnt prey, afraid to die. Is that the life to fight for?. Have to way. Or have to learn. Cause your heart still breathing. We read the sky</text:p>
          </table:table-cell>
          <table:table-cell table:number-columns-repeated="16381"/>
        </table:table-row>
        <table:table-row table:style-name="ro3">
          <table:table-cell office:value-type="string" calcext:value-type="string">
            <text:p>Singer22_HardcoreScream_Low_lyrics</text:p>
          </table:table-cell>
          <table:table-cell/>
          <table:table-cell office:value-type="string" calcext:value-type="string">
            <text:p>Bird of prey, afraid to die. Is that the life to fight for?. Up to learn. A way to love. Cause your heart still breathing. We read the sky</text:p>
          </table:table-cell>
          <table:table-cell table:number-columns-repeated="16381"/>
        </table:table-row>
        <table:table-row table:style-name="ro3">
          <table:table-cell office:value-type="string" calcext:value-type="string">
            <text:p>Singer22_HardcoreScream_Mid_lyrics</text:p>
          </table:table-cell>
          <table:table-cell/>
          <table:table-cell office:value-type="string" calcext:value-type="string">
            <text:p>Bird of prey, afraid to die. Is that the life to fight for?. Up to learn. Up to lose. Cause your heart still breathing. We reach the sky</text:p>
          </table:table-cell>
          <table:table-cell table:number-columns-repeated="16381"/>
        </table:table-row>
        <table:table-row table:style-name="ro2">
          <table:table-cell office:value-type="string" calcext:value-type="string">
            <text:p>Singer23_BlackShriek_High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3_BlackShriek_Mid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3_ClearVoice_High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text:p>
          </table:table-cell>
          <table:table-cell table:number-columns-repeated="16381"/>
        </table:table-row>
        <table:table-row table:style-name="ro2">
          <table:table-cell office:value-type="string" calcext:value-type="string">
            <text:p>Singer23_ClearVoice_Low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text:p>
          </table:table-cell>
          <table:table-cell table:number-columns-repeated="16381"/>
        </table:table-row>
        <table:table-row table:style-name="ro2">
          <table:table-cell office:value-type="string" calcext:value-type="string">
            <text:p>Singer23_ClearVoice_Mid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text:p>
          </table:table-cell>
          <table:table-cell table:number-columns-repeated="16381"/>
        </table:table-row>
        <table:table-row table:style-name="ro2">
          <table:table-cell office:value-type="string" calcext:value-type="string">
            <text:p>Singer23_DeathGrowl_Low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3_DeathGrowl_Mid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3_HardcoreScream_High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3_HardcoreScream_Low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3_HardcoreScream_Mid_lyrics</text:p>
          </table:table-cell>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2">
          <table:table-cell office:value-type="string" calcext:value-type="string">
            <text:p>Singer24_ClearVoice_High_lyrics</text:p>
          </table:table-cell>
          <table:table-cell/>
          <table:table-cell office:value-type="string" calcext:value-type="string">
            <text:p>This time it is the end. I’ve got nothing left to lose. While sinking in the sand. I’m still thinking of you. To all the things I’ve done. And for all the things I’ve tried</text:p>
          </table:table-cell>
          <table:table-cell table:number-columns-repeated="16381"/>
        </table:table-row>
        <table:table-row table:style-name="ro2">
          <table:table-cell office:value-type="string" calcext:value-type="string">
            <text:p>Singer24_ClearVoice_Low_lyrics</text:p>
          </table:table-cell>
          <table:table-cell/>
          <table:table-cell office:value-type="string" calcext:value-type="string">
            <text:p>This time it is the end. I’ve got nothing left to lose. While sinking in the sand. I’m still thinking of you. To all the things I’ve done. And for all the things I’ve tried</text:p>
          </table:table-cell>
          <table:table-cell table:number-columns-repeated="16381"/>
        </table:table-row>
        <table:table-row table:style-name="ro2">
          <table:table-cell office:value-type="string" calcext:value-type="string">
            <text:p>Singer24_ClearVoice_Mid_lyrics</text:p>
          </table:table-cell>
          <table:table-cell/>
          <table:table-cell office:value-type="string" calcext:value-type="string">
            <text:p>This time it is the end. I’ve got nothing left to lose. While sinking in the sands. I’m still thinking of you. To all the things I’ve done. And for all the things I’ve tried</text:p>
          </table:table-cell>
          <table:table-cell table:number-columns-repeated="16381"/>
        </table:table-row>
        <table:table-row table:style-name="ro3">
          <table:table-cell office:value-type="string" calcext:value-type="string">
            <text:p>Singer24_HardcoreScream_Mid_lyrics</text:p>
          </table:table-cell>
          <table:table-cell/>
          <table:table-cell office:value-type="string" calcext:value-type="string">
            <text:p>When we’ll open our eyes. And stare at this thing. Maybe they’ll realize. That it can’t just be. Cause I’m meant to be blind now</text:p>
          </table:table-cell>
          <table:table-cell table:number-columns-repeated="16381"/>
        </table:table-row>
        <table:table-row table:style-name="ro5">
          <table:table-cell office:value-type="string" calcext:value-type="string">
            <text:p>Singer25_BlackShriek_High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BlackShriek_Mid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ClearVoice_High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ClearVoice_Low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ClearVoice_Mid_lyrics</text:p>
          </table:table-cell>
          <table:table-cell/>
          <table:table-cell office:value-type="string" calcext:value-type="string">
            <text:p>Thunder in my eyes. The ocean could understand the crime. Wandering through the fog. The lightning</text:p>
          </table:table-cell>
          <table:table-cell table:number-columns-repeated="16381"/>
        </table:table-row>
        <table:table-row table:style-name="ro5">
          <table:table-cell office:value-type="string" calcext:value-type="string">
            <text:p>Singer25_DeathGrowl_Low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DeathGrowl_Mid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HardcoreScream_High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5_HardcoreScream_Mid_lyrics</text:p>
          </table:table-cell>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5">
          <table:table-cell office:value-type="string" calcext:value-type="string">
            <text:p>Singer26_BlackShriek_High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BlackShriek_Mid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ClearVoice_High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ClearVoice_Low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ClearVoice_Mid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DeathGrowl_Low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DeathGrowl_Mid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5">
          <table:table-cell office:value-type="string" calcext:value-type="string">
            <text:p>Singer26_GrindInhale_lyrics</text:p>
          </table:table-cell>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7_ClearVoice_High_lyrics</text:p>
          </table:table-cell>
          <table:table-cell/>
          <table:table-cell office:value-type="string" calcext:value-type="string">
            <text:p>Fight against the death. The soul of man walls at length. To find rest because of flames. The soul will go away. Try to each love in tune. We don’t belong to our own lifetime</text:p>
          </table:table-cell>
          <table:table-cell table:number-columns-repeated="16381"/>
        </table:table-row>
        <table:table-row table:style-name="ro6">
          <table:table-cell office:value-type="string" calcext:value-type="string">
            <text:p>Singer27_ClearVoice_Low_lyrics</text:p>
          </table:table-cell>
          <table:table-cell/>
          <table:table-cell office:value-type="string" calcext:value-type="string">
            <text:p>Fight again the death. The soul of man walls at length. To find rest because of flame. The soul will go away. Try to each love in tune. We don’t belong to our own lifetime</text:p>
          </table:table-cell>
          <table:table-cell table:number-columns-repeated="16381"/>
        </table:table-row>
        <table:table-row table:style-name="ro6">
          <table:table-cell office:value-type="string" calcext:value-type="string">
            <text:p>Singer27_ClearVoice_Mid_lyrics</text:p>
          </table:table-cell>
          <table:table-cell/>
          <table:table-cell office:value-type="string" calcext:value-type="string">
            <text:p>Fight again the death. The soul of man walls at length. To find rest because of flame. The soul will go away. Try to each love in tune. We don’t belong to our own lifetime</text:p>
          </table:table-cell>
          <table:table-cell table:number-columns-repeated="16381"/>
        </table:table-row>
        <table:table-row table:style-name="ro6">
          <table:table-cell office:value-type="string" calcext:value-type="string">
            <text:p>Singer27_HardcoreScream_Low_lyrics</text:p>
          </table:table-cell>
          <table:table-cell/>
          <table:table-cell office:value-type="string" calcext:value-type="string">
            <text:p>Fight against the death. The soul of man walls at length. To find rest because of flame. The soul will go away. Try to each love in tune. We don’t belong to our own lifetime</text:p>
          </table:table-cell>
          <table:table-cell table:number-columns-repeated="16381"/>
        </table:table-row>
        <table:table-row table:style-name="ro6">
          <table:table-cell office:value-type="string" calcext:value-type="string">
            <text:p>Singer27_HardcoreScream_Mid_lyrics_2</text:p>
          </table:table-cell>
          <table:table-cell/>
          <table:table-cell office:value-type="string" calcext:value-type="string">
            <text:p>Fight against the death. The soul of man walls at length. To find rest because of flames. Soul will go away. Try to each love in tune. We don’t belong to our own lifetime</text:p>
          </table:table-cell>
          <table:table-cell table:number-columns-repeated="16381"/>
        </table:table-row>
        <table:table-row table:style-name="ro7" table:number-rows-repeated="1048352">
          <table:table-cell table:number-columns-repeated="16384"/>
        </table:table-row>
        <table:table-row table:style-name="ro7">
          <table:table-cell table:number-columns-repeated="16384"/>
        </table:table-row>
      </table:table>
      <table:table table:name="songs___death" table:style-name="ta1">
        <table:table-column table:style-name="co5" table:default-cell-style-name="ce5"/>
        <table:table-column table:style-name="co6" table:default-cell-style-name="ce5"/>
        <table:table-column table:style-name="co4" table:number-columns-repeated="16382" table:default-cell-style-name="ce5"/>
        <table:table-row table:style-name="ro7">
          <table:table-cell table:style-name="ce1" office:value-type="string" calcext:value-type="string">
            <text:p>File</text:p>
          </table:table-cell>
          <table:table-cell table:style-name="ce1" office:value-type="string" calcext:value-type="string">
            <text:p>Lyrics (Metal-archives)</text:p>
          </table:table-cell>
          <table:table-cell table:number-columns-repeated="16382"/>
        </table:table-row>
        <table:table-row table:style-name="ro7">
          <table:table-cell office:value-type="string" calcext:value-type="string">
            <text:p>demilich___emptiness_of_vanishing</text:p>
          </table:table-cell>
          <table:table-cell office:value-type="string" calcext:value-type="string">
            <text:p>They don't see the trees are gone. Nor birds, who think they can fly wingless. They don't feel the winds that don't blow. As the air's replaced by emptiness. . It's not strange the mountains are holes. Holes like the seas that are waterless. The Sun's disappeared and gives no warmth. No one feels it as there is no coldness. One walks in the void. And sees nothing wrong. Another nightless day. And he will also be gone.</text:p>
          </table:table-cell>
          <table:table-cell table:number-columns-repeated="16382"/>
        </table:table-row>
        <table:table-row table:style-name="ro7">
          <table:table-cell office:value-type="string" calcext:value-type="string">
            <text:p>bloodbath___like_fire</text:p>
          </table:table-cell>
          <table:table-cell office:value-type="string" calcext:value-type="string">
            <text:p>I am eternal, the ruler of the earth and sky. I am infernal, I am on a quest to see the Heavens die. My fascination with the dead won't be fulfilled here on this killing spree And when they dream that's when my spirit arise, and when they scream a little part of them dies. I find my way into the minds of the weak. They are led astray, it's now my path that they seek. You die before me, your destiny is in my hands. You are soon to see, my one desire is to rule this world eternally. And when they dream that's when my spirit arise, and when they scream a little part of them dies. I find my way into the minds of the weak. They are led astray, it's now my path that they seek. You will never reach me, I am the darkest one. You will never heal me, a mind beyond repair. I will make you fear me, I slay your hopes and dreams. You're lost forever in this world of mine. I devastate your life and crush your every dream. No human being will perceive your silent scream. The king of rapture will betray your soul tonight. The life of yours is soon to end in brutal death. Don't look me in the eyes if you are awake. Just a glimpse of me will put your life at stake. I am the horizon, I am the serpent of the dead. My eyes will burn your skin and flesh into a crisp like fire. Like fire! Like fire! This very morbid mind of mine Will set your course into and early grave. I twist your fate and seal your doom. I bit you welcome, my eternal slave. And when they dream that's when my spirit arise, and when they scream a little part of them dies. I find my way into the minds of the weak. They are led astray, it's now my path that they seek. Don't look me in the eyes if you are awake. Just a glimpse of me will put your life at stake. I am the horizon, I am the serpent of the dead. My eyes will burn your skin and flesh into a crisp like fire.</text:p>
          </table:table-cell>
          <table:table-cell table:number-columns-repeated="16382"/>
        </table:table-row>
        <table:table-row table:style-name="ro7" table:number-rows-repeated="1048572">
          <table:table-cell table:number-columns-repeated="16384"/>
        </table:table-row>
        <table:table-row table:style-name="ro7">
          <table:table-cell table:number-columns-repeated="16384"/>
        </table:table-row>
      </table:table>
      <table:table table:name="songs___black" table:style-name="ta1">
        <table:table-column table:style-name="co5" table:default-cell-style-name="ce5"/>
        <table:table-column table:style-name="co6" table:default-cell-style-name="ce5"/>
        <table:table-column table:style-name="co4" table:number-columns-repeated="16382" table:default-cell-style-name="ce5"/>
        <table:table-row table:style-name="ro7">
          <table:table-cell table:style-name="ce1" office:value-type="string" calcext:value-type="string">
            <text:p>File</text:p>
          </table:table-cell>
          <table:table-cell table:style-name="ce1" office:value-type="string" calcext:value-type="string">
            <text:p>Lyrics (Metal-archives)</text:p>
          </table:table-cell>
          <table:table-cell table:number-columns-repeated="16382"/>
        </table:table-row>
        <table:table-row table:style-name="ro7">
          <table:table-cell office:value-type="string" calcext:value-type="string">
            <text:p>mayhem___freezing_moon</text:p>
          </table:table-cell>
          <table:table-cell office:value-type="string" calcext:value-type="string">
            <text:p>Everything here's so old. Everything here's so dark. I remember it as from a dream. In the corner of this time. . Diabolic shapes float by. Out from the dark. I remember it was here I died. By following the freezing moon. . It's night again. Night you beautiful. I please my hunger. On living humans. Night of hunger. Follow its call. Follow the freezing moon. . Darkness is growing. Eternity opens. The cemetery lights up again. As in ancient times. Fallen souls die behind my steps. By following the freezing moon.</text:p>
          </table:table-cell>
          <table:table-cell table:number-columns-repeated="16382"/>
        </table:table-row>
        <table:table-row table:style-name="ro7" table:number-rows-repeated="1048573">
          <table:table-cell table:number-columns-repeated="16384"/>
        </table:table-row>
        <table:table-row table:style-name="ro7">
          <table:table-cell table:number-columns-repeated="16384"/>
        </table:table-row>
      </table:table>
      <table:table table:name="songs___powerviolence"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row table:style-name="ro7">
          <table:table-cell table:style-name="Default" office:value-type="string" calcext:value-type="string">
            <text:p>death_toll_80k___no_escape</text:p>
          </table:table-cell>
          <table:table-cell table:style-name="Default" office:value-type="string" calcext:value-type="string">
            <text:p>Barely living. Unbearable pain. Pumped full of drugs. Strapped to a bed. No human contacts. Day after day. No escape. Your life. Is not. In your hands. Kept alive. For the wishes of others. But out of sight. Out of mind. Forgotten.</text:p>
          </table:table-cell>
        </table:table-row>
      </table:table>
      <table:table table:name="songs___goregrind"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slam_death"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black_crust"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brutal_ death"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deathcore"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hardcore"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dsbm"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melodic_death"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table table:name="songs___thrash" table:style-name="ta1">
        <table:table-column table:style-name="co5" table:default-cell-style-name="ce1"/>
        <table:table-column table:style-name="co6" table:default-cell-style-name="ce1"/>
        <table:table-row table:style-name="ro7">
          <table:table-cell office:value-type="string" calcext:value-type="string">
            <text:p>File</text:p>
          </table:table-cell>
          <table:table-cell office:value-type="string" calcext:value-type="string">
            <text:p>Lyrics (Metal-archiv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3">00/00/0000</text:date>, <text:time style:data-style-name="N2" text:time-value="13:01:30.65271498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stien Pasdeloup</meta:initial-creator>
    <meta:creation-date>2025-02-12T13:04:08.526862966</meta:creation-date>
    <dc:date>2025-02-13T13:39:52.020798414</dc:date>
    <dc:creator>Bastien Pasdeloup</dc:creator>
    <meta:editing-duration>PT3H55M</meta:editing-duration>
    <meta:editing-cycles>48</meta:editing-cycles>
    <meta:generator>LibreOffice/24.2.7.2$Linux_X86_64 LibreOffice_project/420$Build-2</meta:generator>
    <meta:document-statistic meta:table-count="13" meta:cell-count="479" meta:object-count="0"/>
  </office:meta>
</office:document-meta>
</file>